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ff" style:text-line-through-style="none" style:text-line-through-type="none" style:text-position="0% 100%" style:font-name="Times" fo:font-size="12pt" fo:font-style="normal" style:text-underline-style="none" fo:font-weight="normal" officeooo:rsid="00286b96" officeooo:paragraph-rsid="00286b96" fo:background-color="#ffffff" style:font-name-asian="Times1" style:font-size-asian="12pt" style:font-style-asian="normal" style:font-weight-asian="normal" style:font-name-complex="Times1" style:font-size-complex="12pt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fo:font-weight="normal" officeooo:rsid="00286b96" officeooo:paragraph-rsid="00286b96" fo:background-color="#ffffff" style:font-name-asian="Times1" style:font-size-asian="12pt" style:font-style-asian="normal" style:font-weight-asian="normal" style:font-name-complex="Times1" style:font-size-complex="12pt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3300" style:text-line-through-style="none" style:text-line-through-type="none" style:text-position="0% 100%" style:font-name="Times" fo:font-size="12pt" fo:font-style="normal" style:text-underline-style="none" fo:font-weight="normal" officeooo:rsid="00286b96" officeooo:paragraph-rsid="00286b96" fo:background-color="#ffffff" style:font-name-asian="Times1" style:font-size-asian="12pt" style:font-style-asian="normal" style:font-weight-asian="normal" style:font-name-complex="Times1" style:font-size-complex="12pt"/>
    </style:style>
    <style:style style:name="P4" style:family="paragraph" style:parent-style-name="Text_20_body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24292e" style:font-name="apple-system" fo:font-size="12pt" fo:letter-spacing="normal" fo:font-style="normal" fo:font-weight="normal" officeooo:paragraph-rsid="00286b96"/>
    </style:style>
    <style:style style:name="P5" style:family="paragraph" style:parent-style-name="Text_20_body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24292e" style:text-line-through-style="none" style:text-line-through-type="none" style:text-position="0% 100%" style:font-name="apple-system" fo:font-size="12pt" fo:letter-spacing="normal" fo:font-style="normal" style:text-underline-style="none" fo:font-weight="normal" officeooo:rsid="00286b96" officeooo:paragraph-rsid="00286b96" fo:background-color="#ffffff" style:font-name-asian="Times1" style:font-size-asian="12pt" style:font-style-asian="normal" style:font-weight-asian="normal" style:font-name-complex="Times1" style:font-size-complex="12pt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86b96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286b96" officeooo:paragraph-rsid="00286b96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color="#ff0000" officeooo:paragraph-rsid="00286b96"/>
    </style:style>
    <style:style style:name="P9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0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28ce5d"/>
    </style:style>
    <style:style style:name="P11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ff0000" style:font-name="apple-system" fo:font-size="12pt" fo:letter-spacing="normal" fo:font-style="normal" fo:font-weight="normal" officeooo:rsid="0028ce5d" officeooo:paragraph-rsid="0028ce5d"/>
    </style:style>
    <style:style style:name="P12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ff0000" style:font-name="apple-system" fo:font-size="12pt" fo:letter-spacing="normal" fo:font-style="normal" fo:font-weight="normal" officeooo:rsid="002c0077" officeooo:paragraph-rsid="002c0077"/>
    </style:style>
    <style:style style:name="P13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000000" style:font-name="apple-system" fo:font-size="12pt" fo:letter-spacing="normal" fo:font-style="normal" fo:font-weight="normal" officeooo:paragraph-rsid="002c0077"/>
    </style:style>
    <style:style style:name="P14" style:family="paragraph" style:parent-style-name="Text_20_body">
      <style:paragraph-properties fo:margin-left="1.27cm" fo:margin-right="0cm" fo:margin-top="0cm" fo:margin-bottom="0.423cm" loext:contextual-spacing="false" fo:orphans="2" fo:widows="2" fo:text-indent="0cm" style:auto-text-indent="false"/>
      <style:text-properties fo:font-variant="normal" fo:text-transform="none" fo:color="#ff0000" style:font-name="apple-system" fo:font-size="12pt" fo:letter-spacing="normal" fo:font-style="normal" fo:font-weight="normal" officeooo:rsid="00298f56" officeooo:paragraph-rsid="00298f56"/>
    </style:style>
    <style:style style:name="P15" style:family="paragraph" style:parent-style-name="Text_20_body">
      <style:paragraph-properties fo:margin-left="1.27cm" fo:margin-right="0cm" fo:margin-top="0cm" fo:margin-bottom="0.423cm" loext:contextual-spacing="false" fo:text-align="justify" style:justify-single-word="false" fo:orphans="2" fo:widows="2" fo:text-indent="0cm" style:auto-text-indent="false"/>
      <style:text-properties fo:font-variant="normal" fo:text-transform="none" fo:color="#ff0000" style:font-name="apple-system" fo:font-size="12pt" fo:letter-spacing="normal" fo:font-style="normal" fo:font-weight="normal" officeooo:rsid="002c0077" officeooo:paragraph-rsid="002c0077"/>
    </style:style>
    <style:style style:name="P16" style:family="paragraph" style:parent-style-name="Text_20_body">
      <style:paragraph-properties fo:margin-left="1.27cm" fo:margin-right="0cm" fo:margin-top="0cm" fo:margin-bottom="0.423cm" loext:contextual-spacing="false" fo:orphans="2" fo:widows="2" fo:text-indent="0cm" style:auto-text-indent="false"/>
      <style:text-properties fo:font-variant="normal" fo:text-transform="none" fo:color="#ff0000" style:font-name="apple-system" fo:font-size="12pt" fo:letter-spacing="normal" fo:font-style="normal" fo:font-weight="normal" officeooo:rsid="002c0077" officeooo:paragraph-rsid="002c0077"/>
    </style:style>
    <style:style style:name="P17" style:family="paragraph" style:parent-style-name="Text_20_body">
      <style:paragraph-properties fo:margin-left="1.27cm" fo:margin-right="0cm" fo:margin-top="0cm" fo:margin-bottom="0.423cm" loext:contextual-spacing="false" fo:orphans="2" fo:widows="2" fo:text-indent="0cm" style:auto-text-indent="false"/>
      <style:text-properties fo:font-variant="normal" fo:text-transform="none" fo:color="#ff0000" style:font-name="apple-system" fo:font-size="12pt" fo:letter-spacing="normal" fo:font-style="normal" fo:font-weight="normal" officeooo:rsid="002c0077" officeooo:paragraph-rsid="002cc08c"/>
    </style:style>
    <style:style style:name="P18" style:family="paragraph" style:parent-style-name="Text_20_body">
      <style:paragraph-properties fo:margin-left="1.27cm" fo:margin-right="0cm" fo:margin-top="0cm" fo:margin-bottom="0.423cm" loext:contextual-spacing="false" fo:orphans="2" fo:widows="2" fo:text-indent="0cm" style:auto-text-indent="false"/>
      <style:text-properties fo:font-variant="normal" fo:text-transform="none" fo:color="#ff0000" style:font-name="apple-system" fo:font-size="12pt" fo:letter-spacing="normal" fo:font-style="normal" fo:font-weight="normal" officeooo:rsid="002cc08c" officeooo:paragraph-rsid="002cc08c"/>
    </style:style>
    <style:style style:name="P19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style:page-number="1" fo:background-color="#ffffff" fo:padding="0cm" fo:border="none" fo:keep-with-next="auto"/>
      <style:text-properties fo:font-variant="normal" fo:text-transform="none" fo:color="#003300" style:text-line-through-style="none" style:text-line-through-type="none" style:text-position="0% 100%" style:font-name="Times" fo:font-size="12pt" fo:font-style="normal" style:text-underline-style="none" fo:font-weight="normal" officeooo:rsid="00286b96" officeooo:paragraph-rsid="00286b96" fo:background-color="#ffffff" style:font-name-asian="Times1" style:font-size-asian="12pt" style:font-style-asian="normal" style:font-weight-asian="normal" style:font-name-complex="Times1" style:font-size-complex="12pt"/>
    </style:style>
    <style:style style:name="P20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font-name="apple-system" fo:font-size="12pt" fo:letter-spacing="normal" fo:font-style="normal" fo:font-weight="normal" officeooo:paragraph-rsid="00286b96"/>
    </style:style>
    <style:style style:name="P21" style:family="paragraph" style:parent-style-name="Standard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0000ff" style:font-name="apple-system" fo:font-size="15pt" fo:letter-spacing="normal" fo:font-style="normal" fo:font-weight="bold" officeooo:rsid="002cc08c" officeooo:paragraph-rsid="002cc08c" style:font-size-asian="15pt" style:font-size-complex="15pt"/>
    </style:style>
    <style:style style:name="P22" style:family="paragraph" style:parent-style-name="Standard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ff0000" style:font-name="apple-system" fo:font-size="12pt" fo:letter-spacing="normal" fo:font-style="normal" fo:font-weight="normal" officeooo:rsid="0028ce5d" officeooo:paragraph-rsid="0028ce5d"/>
    </style:style>
    <style:style style:name="P23" style:family="paragraph" style:parent-style-name="Standard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ff0000" style:font-name="apple-system" fo:font-size="12pt" fo:letter-spacing="normal" fo:font-style="normal" fo:font-weight="normal" officeooo:rsid="00298f56" officeooo:paragraph-rsid="00298f56"/>
    </style:style>
    <style:style style:name="P24" style:family="paragraph" style:parent-style-name="Standard">
      <style:paragraph-properties fo:margin-left="1.27cm" fo:margin-right="0cm" fo:margin-top="0cm" fo:margin-bottom="0.423cm" loext:contextual-spacing="false" fo:text-align="justify" style:justify-single-word="false" fo:orphans="2" fo:widows="2" fo:text-indent="0cm" style:auto-text-indent="false"/>
      <style:text-properties fo:font-variant="normal" fo:text-transform="none" fo:color="#ff0000" style:font-name="apple-system" fo:font-size="12pt" fo:letter-spacing="normal" fo:font-style="normal" fo:font-weight="normal" officeooo:rsid="00298f56" officeooo:paragraph-rsid="00298f56"/>
    </style:style>
    <style:style style:name="P25" style:family="paragraph" style:parent-style-name="Standard">
      <style:paragraph-properties fo:margin-left="1.27cm" fo:margin-right="0cm" fo:margin-top="0cm" fo:margin-bottom="0.423cm" loext:contextual-spacing="false" fo:text-align="start" style:justify-single-word="false" fo:orphans="2" fo:widows="2" fo:text-indent="0cm" style:auto-text-indent="false"/>
      <style:text-properties fo:font-variant="normal" fo:text-transform="none" fo:color="#ff0000" style:font-name="apple-system" fo:font-size="12pt" fo:letter-spacing="normal" fo:font-style="normal" fo:font-weight="normal" officeooo:rsid="00298f56" officeooo:paragraph-rsid="00298f56"/>
    </style:style>
    <style:style style:name="P26" style:family="paragraph" style:parent-style-name="Text_20_body" style:list-style-name="L1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24292e" style:text-line-through-style="none" style:text-line-through-type="none" style:text-position="0% 100%" style:font-name="apple-system" fo:font-size="12pt" fo:letter-spacing="normal" fo:font-style="normal" style:text-underline-style="none" fo:font-weight="normal" officeooo:rsid="00286b96" officeooo:paragraph-rsid="00286b96" fo:background-color="#ffffff" style:font-name-asian="Times1" style:font-size-asian="12pt" style:font-style-asian="normal" style:font-weight-asian="normal" style:font-name-complex="Times1" style:font-size-complex="12pt"/>
    </style:style>
    <style:style style:name="P27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f0000" style:font-name="apple-system" fo:font-size="12pt" fo:letter-spacing="normal" fo:font-style="normal" fo:font-weight="normal" officeooo:rsid="00286b96" officeooo:paragraph-rsid="00286b96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286b96" officeooo:paragraph-rsid="00286b96"/>
    </style:style>
    <style:style style:name="P31" style:family="paragraph" style:parent-style-name="Text_20_body" style:list-style-name="L5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2cc08c" officeooo:paragraph-rsid="002cc08c" style:font-size-asian="15pt" style:font-size-complex="15pt"/>
    </style:style>
    <style:style style:name="P32" style:family="paragraph" style:parent-style-name="Text_20_body" style:list-style-name="L1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33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34" style:family="paragraph" style:parent-style-name="Text_20_body" style:list-style-name="L4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35" style:family="paragraph" style:parent-style-name="Text_20_body" style:list-style-name="L4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c0077" officeooo:paragraph-rsid="002c0077"/>
    </style:style>
    <style:style style:name="P36" style:family="paragraph" style:parent-style-name="Text_20_body" style:list-style-name="L2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000000" style:font-name="apple-system" fo:font-size="12pt" fo:letter-spacing="normal" fo:font-style="normal" fo:font-weight="normal" officeooo:rsid="0028ce5d" officeooo:paragraph-rsid="0028ce5d"/>
    </style:style>
    <style:style style:name="P37" style:family="paragraph" style:parent-style-name="Text_20_body" style:list-style-name="L3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000000" style:font-name="apple-system" fo:font-size="12pt" fo:letter-spacing="normal" fo:font-style="normal" fo:font-weight="normal" officeooo:rsid="00298f56" officeooo:paragraph-rsid="00298f56"/>
    </style:style>
    <style:style style:name="P38" style:family="paragraph" style:parent-style-name="Text_20_body" style:list-style-name="L3">
      <style:paragraph-properties fo:margin-top="0cm" fo:margin-bottom="0.423cm" loext:contextual-spacing="false" fo:orphans="2" fo:widows="2"/>
      <style:text-properties fo:font-variant="normal" fo:text-transform="none" fo:color="#000000" style:font-name="apple-system" fo:font-size="12pt" fo:letter-spacing="normal" fo:font-style="normal" fo:font-weight="normal"/>
    </style:style>
    <style:style style:name="P39" style:family="paragraph" style:parent-style-name="Text_20_body">
      <style:paragraph-properties fo:margin-left="1.27cm" fo:margin-right="0cm" fo:margin-top="0cm" fo:margin-bottom="0.423cm" loext:contextual-spacing="false" fo:orphans="2" fo:widows="2" fo:text-indent="0cm" style:auto-text-indent="false"/>
      <style:text-properties fo:font-variant="normal" fo:text-transform="none" fo:color="#ff0000" style:font-name="apple-system" fo:font-size="12pt" fo:letter-spacing="normal" fo:font-style="normal" fo:font-weight="normal" officeooo:rsid="002cc08c" officeooo:paragraph-rsid="002cc08c"/>
    </style:style>
    <style:style style:name="P40" style:family="paragraph" style:parent-style-name="Text_20_body" style:list-style-name="L5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41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33642c"/>
    </style:style>
    <style:style style:name="P42" style:family="paragraph" style:parent-style-name="Text_20_body">
      <style:paragraph-properties fo:margin-left="1.27cm" fo:margin-right="0cm" fo:margin-top="0cm" fo:margin-bottom="0cm" loext:contextual-spacing="false" fo:orphans="2" fo:widows="2" fo:text-indent="0cm" style:auto-text-indent="false"/>
      <style:text-properties fo:font-variant="normal" fo:text-transform="none" fo:color="#ff0000" style:font-name="apple-system" fo:font-size="12pt" fo:letter-spacing="normal" fo:font-style="normal" fo:font-weight="normal" officeooo:rsid="00329266" officeooo:paragraph-rsid="00329266"/>
    </style:style>
    <style:style style:name="P43" style:family="paragraph" style:parent-style-name="Text_20_body">
      <style:paragraph-properties fo:margin-left="1.27cm" fo:margin-right="0cm" fo:margin-top="0cm" fo:margin-bottom="0cm" loext:contextual-spacing="false" fo:orphans="2" fo:widows="2" fo:text-indent="0cm" style:auto-text-indent="false"/>
      <style:text-properties fo:font-variant="normal" fo:text-transform="none" fo:color="#ff0000" style:font-name="apple-system" fo:font-size="12pt" fo:letter-spacing="normal" fo:font-style="normal" fo:font-weight="normal" officeooo:rsid="0033642c" officeooo:paragraph-rsid="0033642c"/>
    </style:style>
    <style:style style:name="P44" style:family="paragraph" style:parent-style-name="Text_20_body">
      <style:paragraph-properties fo:margin-left="1.27cm" fo:margin-right="0cm" fo:margin-top="0cm" fo:margin-bottom="0.423cm" loext:contextual-spacing="false" fo:orphans="2" fo:widows="2" fo:text-indent="0cm" style:auto-text-indent="false"/>
      <style:text-properties fo:font-variant="normal" fo:text-transform="none" fo:color="#ff0000" style:font-name="apple-system" fo:font-size="12pt" fo:letter-spacing="normal" fo:font-style="normal" fo:font-weight="normal" officeooo:rsid="00329266" officeooo:paragraph-rsid="00329266" style:font-size-asian="15pt" style:font-size-complex="15pt"/>
    </style:style>
    <style:style style:name="P45" style:family="paragraph" style:parent-style-name="Heading_20_2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ff" style:text-line-through-style="none" style:text-line-through-type="none" style:text-position="0% 100%" style:font-name="apple-system" fo:font-size="15pt" fo:letter-spacing="normal" fo:font-style="normal" style:text-underline-style="none" fo:font-weight="bold" officeooo:rsid="00286b96" officeooo:paragraph-rsid="00286b96" fo:background-color="#ffffff" style:font-name-asian="Times1" style:font-size-asian="15pt" style:font-style-asian="normal" style:font-weight-asian="normal" style:font-name-complex="Times1" style:font-size-complex="15pt"/>
    </style:style>
    <style:style style:name="P46" style:family="paragraph" style:parent-style-name="Heading_20_2">
      <style:paragraph-properties fo:margin-left="0cm" fo:margin-right="0cm" fo:margin-top="0cm" fo:margin-bottom="0.423cm" loext:contextual-spacing="false" fo:text-align="start" style:justify-single-word="false" fo:orphans="2" fo:widows="2" fo:text-indent="0cm" style:auto-text-indent="false"/>
      <style:text-properties fo:font-variant="normal" fo:text-transform="none" fo:color="#0000ff" style:font-name="apple-system" fo:font-size="15pt" fo:letter-spacing="normal" fo:font-style="normal" fo:font-weight="bold" officeooo:rsid="00298f56" officeooo:paragraph-rsid="00298f56" style:font-size-asian="15pt" style:font-size-complex="15pt"/>
    </style:style>
    <style:style style:name="P47" style:family="paragraph" style:parent-style-name="Heading_20_2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0000ff" style:font-name="apple-system" fo:font-size="15pt" fo:letter-spacing="normal" fo:font-style="normal" fo:font-weight="bold" officeooo:rsid="002cc08c" officeooo:paragraph-rsid="002cc08c" style:font-size-asian="15pt" style:font-size-complex="15pt"/>
    </style:style>
    <style:style style:name="P48" style:family="paragraph" style:parent-style-name="Heading_20_2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0000ff" style:font-name="apple-system" fo:font-size="15pt" fo:letter-spacing="normal" fo:font-style="normal" fo:font-weight="bold" officeooo:rsid="0028ce5d" officeooo:paragraph-rsid="0028ce5d" style:font-size-asian="15pt" style:font-size-complex="15pt"/>
    </style:style>
    <style:style style:name="P49" style:family="paragraph" style:parent-style-name="Heading_20_2">
      <style:paragraph-properties fo:margin-top="0cm" fo:margin-bottom="0.423cm" loext:contextual-spacing="false" fo:orphans="2" fo:widows="2"/>
      <style:text-properties fo:font-variant="normal" fo:text-transform="none" fo:color="#0000ff" style:font-name="apple-system" fo:font-size="15pt" fo:letter-spacing="normal" fo:font-style="normal" fo:font-weight="bold" officeooo:rsid="002c0077" officeooo:paragraph-rsid="002c0077" style:font-size-asian="15pt" style:font-size-complex="15pt"/>
    </style:style>
    <style:style style:name="T1" style:family="text">
      <style:text-properties fo:font-variant="normal" fo:text-transform="none" fo:color="#ff0000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ff0000" style:font-name="apple-system" fo:font-size="12pt" fo:letter-spacing="normal" fo:font-style="normal" fo:font-weight="normal" officeooo:rsid="00286b96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5" style:family="text">
      <style:text-properties fo:font-variant="normal" fo:text-transform="none" style:font-name="apple-system" fo:font-size="12pt" fo:letter-spacing="normal" fo:font-style="normal" fo:font-weight="normal"/>
    </style:style>
    <style:style style:name="T6" style:family="text">
      <style:text-properties fo:font-variant="normal" fo:text-transform="none" style:font-name="apple-system" fo:font-size="12pt" fo:letter-spacing="normal" fo:font-style="normal" fo:font-weight="normal" officeooo:rsid="00286b96"/>
    </style:style>
    <style:style style:name="T7" style:family="text">
      <style:text-properties fo:color="#ff0000"/>
    </style:style>
    <style:style style:name="T8" style:family="text">
      <style:text-properties fo:color="#ff0000" officeooo:rsid="0028ce5d"/>
    </style:style>
    <style:style style:name="T9" style:family="text">
      <style:text-properties fo:color="#ff0000" officeooo:rsid="002c0077"/>
    </style:style>
    <style:style style:name="T10" style:family="text">
      <style:text-properties fo:color="#ff0000" officeooo:rsid="0033642c"/>
    </style:style>
    <style:style style:name="T11" style:family="text">
      <style:text-properties fo:color="#24292e"/>
    </style:style>
    <style:style style:name="T12" style:family="text">
      <style:text-properties officeooo:rsid="0033642c"/>
    </style:style>
    <text:list-style style:name="L1">
      <text:list-level-style-number text:level="1" style:num-suffix=")" style:num-format="1">
        <style:list-level-properties text:space-before="1.247cm"/>
      </text:list-level-style-number>
      <text:list-level-style-bullet text:level="2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bullet-char="•">
        <style:list-level-properties text:space-before="8.23cm" text:min-label-width="0.499cm"/>
        <style:text-properties style:font-name="StarSymbol"/>
      </text:list-level-style-bullet>
      <text:list-level-style-bullet text:level="8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number text:level="1" style:num-suffix=")" style:num-format="1">
        <style:list-level-properties text:space-before="1.247cm"/>
      </text:list-level-style-number>
      <text:list-level-style-number text:level="2" style:num-suffix=")" style:num-format="1">
        <style:list-level-properties text:space-before="1.995cm" text:min-label-width="0.499cm"/>
      </text:list-level-style-number>
      <text:list-level-style-number text:level="3" style:num-suffix=")" style:num-format="1">
        <style:list-level-properties text:space-before="3.242cm" text:min-label-width="0.499cm"/>
      </text:list-level-style-number>
      <text:list-level-style-number text:level="4" style:num-suffix=")" style:num-format="1">
        <style:list-level-properties text:space-before="4.489cm" text:min-label-width="0.499cm"/>
      </text:list-level-style-number>
      <text:list-level-style-number text:level="5" style:num-suffix=")" style:num-format="1">
        <style:list-level-properties text:space-before="5.736cm" text:min-label-width="0.499cm"/>
      </text:list-level-style-number>
      <text:list-level-style-number text:level="6" style:num-suffix=")" style:num-format="1">
        <style:list-level-properties text:space-before="6.983cm" text:min-label-width="0.499cm"/>
      </text:list-level-style-number>
      <text:list-level-style-number text:level="7" style:num-suffix=")" style:num-format="1">
        <style:list-level-properties text:space-before="8.23cm" text:min-label-width="0.499cm"/>
      </text:list-level-style-number>
      <text:list-level-style-number text:level="8" style:num-suffix=")" style:num-format="1">
        <style:list-level-properties text:space-before="9.478cm" text:min-label-width="0.499cm"/>
      </text:list-level-style-number>
      <text:list-level-style-number text:level="9" style:num-suffix=")" style:num-format="1">
        <style:list-level-properties text:space-before="10.725cm" text:min-label-width="0.499cm"/>
      </text:list-level-style-number>
      <text:list-level-style-number text:level="10" style:num-suffix=")" style:num-format="1">
        <style:list-level-properties text:space-before="11.972cm" text:min-label-width="0.499cm"/>
      </text:list-level-style-number>
    </text:list-style>
    <text:list-style style:name="L3">
      <text:list-level-style-number text:level="1" style:num-suffix=")" style:num-format="1">
        <style:list-level-properties text:space-before="1.247cm"/>
      </text:list-level-style-number>
      <text:list-level-style-number text:level="2" style:num-suffix=")" style:num-format="1">
        <style:list-level-properties text:space-before="1.995cm" text:min-label-width="0.499cm"/>
      </text:list-level-style-number>
      <text:list-level-style-number text:level="3" style:num-suffix=")" style:num-format="1">
        <style:list-level-properties text:space-before="3.242cm" text:min-label-width="0.499cm"/>
      </text:list-level-style-number>
      <text:list-level-style-number text:level="4" style:num-suffix=")" style:num-format="1">
        <style:list-level-properties text:space-before="4.489cm" text:min-label-width="0.499cm"/>
      </text:list-level-style-number>
      <text:list-level-style-number text:level="5" style:num-suffix=")" style:num-format="1">
        <style:list-level-properties text:space-before="5.736cm" text:min-label-width="0.499cm"/>
      </text:list-level-style-number>
      <text:list-level-style-number text:level="6" style:num-suffix=")" style:num-format="1">
        <style:list-level-properties text:space-before="6.983cm" text:min-label-width="0.499cm"/>
      </text:list-level-style-number>
      <text:list-level-style-number text:level="7" style:num-suffix=")" style:num-format="1">
        <style:list-level-properties text:space-before="8.23cm" text:min-label-width="0.499cm"/>
      </text:list-level-style-number>
      <text:list-level-style-number text:level="8" style:num-suffix=")" style:num-format="1">
        <style:list-level-properties text:space-before="9.478cm" text:min-label-width="0.499cm"/>
      </text:list-level-style-number>
      <text:list-level-style-number text:level="9" style:num-suffix=")" style:num-format="1">
        <style:list-level-properties text:space-before="10.725cm" text:min-label-width="0.499cm"/>
      </text:list-level-style-number>
      <text:list-level-style-number text:level="10" style:num-suffix=")" style:num-format="1">
        <style:list-level-properties text:space-before="11.972cm" text:min-label-width="0.499cm"/>
      </text:list-level-style-number>
    </text:list-style>
    <text:list-style style:name="L4">
      <text:list-level-style-number text:level="1" style:num-suffix=")" style:num-format="1">
        <style:list-level-properties text:space-before="1.247cm"/>
      </text:list-level-style-number>
      <text:list-level-style-number text:level="2" style:num-suffix=")" style:num-format="1">
        <style:list-level-properties text:space-before="1.995cm" text:min-label-width="0.499cm"/>
      </text:list-level-style-number>
      <text:list-level-style-number text:level="3" style:num-suffix=")" style:num-format="1">
        <style:list-level-properties text:space-before="3.242cm" text:min-label-width="0.499cm"/>
      </text:list-level-style-number>
      <text:list-level-style-number text:level="4" style:num-suffix=")" style:num-format="1">
        <style:list-level-properties text:space-before="4.489cm" text:min-label-width="0.499cm"/>
      </text:list-level-style-number>
      <text:list-level-style-number text:level="5" style:num-suffix=")" style:num-format="1">
        <style:list-level-properties text:space-before="5.736cm" text:min-label-width="0.499cm"/>
      </text:list-level-style-number>
      <text:list-level-style-number text:level="6" style:num-suffix=")" style:num-format="1">
        <style:list-level-properties text:space-before="6.983cm" text:min-label-width="0.499cm"/>
      </text:list-level-style-number>
      <text:list-level-style-number text:level="7" style:num-suffix=")" style:num-format="1">
        <style:list-level-properties text:space-before="8.23cm" text:min-label-width="0.499cm"/>
      </text:list-level-style-number>
      <text:list-level-style-number text:level="8" style:num-suffix=")" style:num-format="1">
        <style:list-level-properties text:space-before="9.478cm" text:min-label-width="0.499cm"/>
      </text:list-level-style-number>
      <text:list-level-style-number text:level="9" style:num-suffix=")" style:num-format="1">
        <style:list-level-properties text:space-before="10.725cm" text:min-label-width="0.499cm"/>
      </text:list-level-style-number>
      <text:list-level-style-number text:level="10" style:num-suffix=")" style:num-format="1">
        <style:list-level-properties text:space-before="11.972cm" text:min-label-width="0.499cm"/>
      </text:list-level-style-number>
    </text:list-style>
    <text:list-style style:name="L5">
      <text:list-level-style-number text:level="1" style:num-suffix=")" style:num-format="1">
        <style:list-level-properties text:space-before="1.247cm"/>
      </text:list-level-style-number>
      <text:list-level-style-number text:level="2" style:num-suffix=")" style:num-format="1">
        <style:list-level-properties text:space-before="1.995cm" text:min-label-width="0.499cm"/>
      </text:list-level-style-number>
      <text:list-level-style-number text:level="3" style:num-suffix=")" style:num-format="1">
        <style:list-level-properties text:space-before="3.242cm" text:min-label-width="0.499cm"/>
      </text:list-level-style-number>
      <text:list-level-style-number text:level="4" style:num-suffix=")" style:num-format="1">
        <style:list-level-properties text:space-before="4.489cm" text:min-label-width="0.499cm"/>
      </text:list-level-style-number>
      <text:list-level-style-number text:level="5" style:num-suffix=")" style:num-format="1">
        <style:list-level-properties text:space-before="5.736cm" text:min-label-width="0.499cm"/>
      </text:list-level-style-number>
      <text:list-level-style-number text:level="6" style:num-suffix=")" style:num-format="1">
        <style:list-level-properties text:space-before="6.983cm" text:min-label-width="0.499cm"/>
      </text:list-level-style-number>
      <text:list-level-style-number text:level="7" style:num-suffix=")" style:num-format="1">
        <style:list-level-properties text:space-before="8.23cm" text:min-label-width="0.499cm"/>
      </text:list-level-style-number>
      <text:list-level-style-number text:level="8" style:num-suffix=")" style:num-format="1">
        <style:list-level-properties text:space-before="9.478cm" text:min-label-width="0.499cm"/>
      </text:list-level-style-number>
      <text:list-level-style-number text:level="9" style:num-suffix=")" style:num-format="1">
        <style:list-level-properties text:space-before="10.725cm" text:min-label-width="0.499cm"/>
      </text:list-level-style-number>
      <text:list-level-style-number text:level="10" style:num-suffix=")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([</text:p>
      <text:p text:style-name="P3">{</text:p>
      <text:p text:style-name="P3">'title' : 'Fight Club',</text:p>
      <text:p text:style-name="P3">'writer': 'Chuck Palahniuk',</text:p>
      <text:p text:style-name="P3">'year' : 1999,</text:p>
      <text:p text:style-name="P3">'actors' : [</text:p>
      <text:p text:style-name="P3"><text:s text:c="2"/>'Brad Pitt',</text:p>
      <text:p text:style-name="P3"><text:s text:c="2"/>'Edward Norton'</text:p>
      <text:p text:style-name="P3">]</text:p>
      <text:p text:style-name="P3">},</text:p>
      <text:p text:style-name="P3">{</text:p>
      <text:p text:style-name="P3">'title' : 'Pulp Fiction',</text:p>
      <text:p text:style-name="P3">'writer': 'Quentin Tarantino',</text:p>
      <text:p text:style-name="P3">'year' : 1994,</text:p>
      <text:p text:style-name="P3">'actors' : [</text:p>
      <text:p text:style-name="P3"><text:s text:c="2"/>'John Travolta',</text:p>
      <text:p text:style-name="P3"><text:s text:c="2"/>'Uma Thurman'</text:p>
      <text:p text:style-name="P3">]</text:p>
      <text:p text:style-name="P3">},</text:p>
      <text:p text:style-name="P3">{</text:p>
      <text:p text:style-name="P3">'title' : 'Inglorious Basterds',</text:p>
      <text:p text:style-name="P3">'writer': 'Quentin Tarantino',</text:p>
      <text:p text:style-name="P3">'year' : 2009,</text:p>
      <text:p text:style-name="P3">'actors' : [</text:p>
      <text:p text:style-name="P3"><text:s text:c="2"/>'Brad Pitt',</text:p>
      <text:p text:style-name="P3"><text:s text:c="2"/>'Diane Kruger',</text:p>
      <text:p text:style-name="P3"><text:s text:c="4"/>'Eli Roth'</text:p>
      <text:p text:style-name="P3">]</text:p>
      <text:p text:style-name="P3">},</text:p>
      <text:p text:style-name="P3">{</text:p>
      <text:p text:style-name="P3"><text:soft-page-break/>'title' : 'The Hobbit: An Unexpected Journey',</text:p>
      <text:p text:style-name="P3">'writer': 'J.R.R. Tolkein',</text:p>
      <text:p text:style-name="P3">'year' : 2012,</text:p>
      <text:p text:style-name="P3">'franchise' : 'The Hobbit'</text:p>
      <text:p text:style-name="P3">},</text:p>
      <text:p text:style-name="P3">{</text:p>
      <text:p text:style-name="P3">'title' : 'The Hobbit: The Desolation of Smaug',</text:p>
      <text:p text:style-name="P3">'writer': 'J.R.R. Tolkein',</text:p>
      <text:p text:style-name="P3">'year' : 2012,</text:p>
      <text:p text:style-name="P3">'franchise' : 'The Hobbit'</text:p>
      <text:p text:style-name="P3">},</text:p>
      <text:p text:style-name="P3">{</text:p>
      <text:p text:style-name="P3">'title' : 'The Hobbit: The Battle of the Five Armies',</text:p>
      <text:p text:style-name="P3">'writer': 'J.R.R. Tolkein',</text:p>
      <text:p text:style-name="P3">'year' : 2012,</text:p>
      <text:p text:style-name="P3">'franchise' : 'The Hobbit',</text:p>
      <text:p text:style-name="P3">'synopsis' : 'Bilbo and Company are forced to engage in a war against an array of combatants and keep the Lonely Mountain from falling into the hands of a rising darkness.'</text:p>
      <text:p text:style-name="P3">}</text:p>
      <text:p text:style-name="P3">]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5"><text:soft-page-break/>Query / Find Documents</text:p>
      <text:list xml:id="list6277181133436555476" text:style-name="L1">
        <text:list-item>
          <text:p text:style-name="P26">get all documents</text:p>
        </text:list-item>
      </text:list>
      <text:p text:style-name="P5"><text:tab/><text:span text:style-name="T7">db.movies.find()</text:span></text:p>
      <text:list xml:id="list100549696830947" text:continue-numbering="true" text:style-name="L1">
        <text:list-item>
          <text:p text:style-name="P27"><text:span text:style-name="T3">get all documents with </text:span><text:span text:style-name="Source_20_Text"><text:span text:style-name="T4">writer</text:span></text:span><text:span text:style-name="T3"> set to "Quentin Tarantino"</text:span></text:p>
        </text:list-item>
      </text:list>
      <text:p text:style-name="P8"><text:span text:style-name="T5"><text:tab/></text:span><text:span text:style-name="T6">db.movies.updateMany(</text:span></text:p>
      <text:p text:style-name="P28"><text:tab/>{},</text:p>
      <text:p text:style-name="P28"><text:tab/>{</text:p>
      <text:p text:style-name="P28"><text:s text:c="3"/><text:tab/> $set:{</text:p>
      <text:p text:style-name="P28"><text:s text:c="6"/><text:tab/> <text:s/>'writer':'Quentin Tarantino'</text:p>
      <text:p text:style-name="P28"><text:s text:c="8"/><text:tab/>}</text:p>
      <text:p text:style-name="P28"><text:tab/>})</text:p>
      <text:p text:style-name="P29"/>
      <text:list xml:id="list100549334167869" text:continue-numbering="true" text:style-name="L1">
        <text:list-item>
          <text:p text:style-name="P27"><text:span text:style-name="T3">get all documents where </text:span><text:span text:style-name="Source_20_Text"><text:span text:style-name="T4">actors</text:span></text:span><text:span text:style-name="T3"> include "Brad Pitt"</text:span></text:p>
        </text:list-item>
      </text:list>
      <text:p text:style-name="P7"><text:span text:style-name="T3"><text:s text:c="10"/></text:span><text:span text:style-name="T1">db.movies.find({'actors':'Brad Pitt'},{})</text:span></text:p>
      <text:p text:style-name="P30"/>
      <text:list xml:id="list100548554406235" text:continue-numbering="true" text:style-name="L1">
        <text:list-item>
          <text:p text:style-name="P27"><text:span text:style-name="T3">get all documents with </text:span><text:span text:style-name="Source_20_Text"><text:span text:style-name="T4">franchise</text:span></text:span><text:span text:style-name="T3"> set to "The Hobbit"</text:span></text:p>
        </text:list-item>
      </text:list>
      <text:p text:style-name="P6"><text:span text:style-name="T3"><text:tab/></text:span><text:span text:style-name="T2">db.movies.find(</text:span></text:p>
      <text:p text:style-name="P28"><text:tab/>{'franchise':'The Hobbit'},</text:p>
      <text:p text:style-name="P28"><text:tab/>{}</text:p>
      <text:p text:style-name="P28"><text:tab/>)</text:p>
      <text:p text:style-name="P29"/>
      <text:list xml:id="list100550524645664" text:continue-numbering="true" text:style-name="L1">
        <text:list-item>
          <text:p text:style-name="P32">get all movies released in the 90s</text:p>
        </text:list-item>
      </text:list>
      <text:p text:style-name="P10"><text:tab/><text:span text:style-name="T8">db.movies.find(</text:span></text:p>
      <text:p text:style-name="P11"><text:tab/>{'year':{$gt:1900, $lt:2000}},</text:p>
      <text:p text:style-name="P11"><text:tab/>{}</text:p>
      <text:p text:style-name="P11"><text:tab/>)</text:p>
      <text:list xml:id="list100549016617301" text:continue-numbering="true" text:style-name="L1">
        <text:list-item>
          <text:p text:style-name="P32">get all movies released before the year 2000 or after 2010</text:p>
        </text:list-item>
      </text:list>
      <text:p text:style-name="P22"><text:tab/>db.movies.find(</text:p>
      <text:p text:style-name="P22"><text:tab/>{$or:[{'year':{$lt:2000}}, {'year':{$gt:2010}}]},</text:p>
      <text:p text:style-name="P22"><text:tab/>{}</text:p>
      <text:p text:style-name="P22"><text:tab/>)</text:p>
      <text:p text:style-name="P48"><text:soft-page-break/>Update Documents</text:p>
      <text:list xml:id="list2185715331787844984" text:style-name="L2">
        <text:list-item>
          <text:p text:style-name="P36">add a synopsis to "The Hobbit: An Unexpected Journey" : "A reluctant hobbit, Bilbo Baggins, sets out to the Lonely Mountain with a spirited group of dwarves to reclaim their mountain home - and the gold within it - from the dragon Smaug."</text:p>
        </text:list-item>
      </text:list>
      <text:p text:style-name="P24">db.movies.update(</text:p>
      <text:p text:style-name="P24">{'title' : 'The Hobbit: An Unexpected Journey'},</text:p>
      <text:p text:style-name="P24">{</text:p>
      <text:p text:style-name="P24"><text:s text:c="4"/>$push:{</text:p>
      <text:p text:style-name="P24"><text:s text:c="8"/>'synopsis':'A reluctant hobbit, Bilbo Baggins, sets out to the Lonely Mountain with a spirited group of dwarves to reclaim their mountain home - and the gold within it - from the dragon Smaug.'</text:p>
      <text:p text:style-name="P24"><text:s text:c="4"/>}</text:p>
      <text:p text:style-name="P24">}</text:p>
      <text:p text:style-name="P24">)</text:p>
      <text:list xml:id="list100550133113563" text:continue-numbering="true" text:style-name="L2">
        <text:list-item>
          <text:p text:style-name="P33">add a synopsis to "The Hobbit: The Desolation of Smaug" : "The dwarves, along with Bilbo Baggins and Gandalf the Grey, continue their quest to reclaim Erebor, their homeland, from Smaug. Bilbo Baggins is in possession of a mysterious and magical ring."</text:p>
        </text:list-item>
      </text:list>
      <text:p text:style-name="P14">db.movies.update(</text:p>
      <text:p text:style-name="P14">{'title' : 'The Hobbit: The Desolation of Smaug'},</text:p>
      <text:p text:style-name="P14">{</text:p>
      <text:p text:style-name="P14"><text:s text:c="4"/>$push:{</text:p>
      <text:p text:style-name="P14"><text:s text:c="8"/>'synopsis':'The dwarves, along with Bilbo Baggins and Gandalf the Grey, continue their quest to reclaim Erebor, their homeland, from Smaug. Bilbo Baggins is in possession of a mysterious and magical ring.'</text:p>
      <text:p text:style-name="P14"><text:soft-page-break/><text:s text:c="4"/>}</text:p>
      <text:p text:style-name="P14">}</text:p>
      <text:p text:style-name="P14">)</text:p>
      <text:p text:style-name="P9"/>
      <text:list xml:id="list100550444699094" text:continue-numbering="true" text:style-name="L2">
        <text:list-item>
          <text:p text:style-name="P33">add an actor named "Samuel L. Jackson" to the movie "Pulp Fiction"</text:p>
        </text:list-item>
      </text:list>
      <text:p text:style-name="P25">db.movies.update(</text:p>
      <text:p text:style-name="P25">{'title' : 'Pulp Fiction'},</text:p>
      <text:p text:style-name="P25">{</text:p>
      <text:p text:style-name="P25"><text:s text:c="4"/>$push:{</text:p>
      <text:p text:style-name="P25"><text:s text:c="8"/>'actors':'Samuel L. Jackson'</text:p>
      <text:p text:style-name="P25"><text:s text:c="4"/>}</text:p>
      <text:p text:style-name="P25">}</text:p>
      <text:p text:style-name="P25">)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6"><text:soft-page-break/>Text Search</text:p>
      <text:list xml:id="list5542431016260784663" text:style-name="L3">
        <text:list-item>
          <text:p text:style-name="P37">find all movies that have a synopsis that contains the word "Bilbo"</text:p>
        </text:list-item>
      </text:list>
      <text:p text:style-name="P15">db.movies.find({</text:p>
      <text:p text:style-name="P15"><text:s text:c="4"/>$text:{$search:'Bilbo'}</text:p>
      <text:p text:style-name="P15"><text:s/>})</text:p>
      <text:list xml:id="list100549550205577" text:continue-numbering="true" text:style-name="L3">
        <text:list-item>
          <text:p text:style-name="P38">find all movies that have a synopsis that contains the word "Gandalf"</text:p>
        </text:list-item>
      </text:list>
      <text:p text:style-name="P15">db.movies.find({</text:p>
      <text:p text:style-name="P15"><text:s text:c="4"/>$text:{$search:'Gandalf'}</text:p>
      <text:p text:style-name="P15"><text:s/>})</text:p>
      <text:list xml:id="list100548959362692" text:continue-numbering="true" text:style-name="L3">
        <text:list-item>
          <text:p text:style-name="P38">find all movies that have a synopsis that contains the word "Bilbo" and not the word "Gandalf"</text:p>
        </text:list-item>
      </text:list>
      <text:p text:style-name="P15">db.movies.find({</text:p>
      <text:p text:style-name="P15"><text:s text:c="4"/>$text:{$search:'-Gandalf Bilbo'}</text:p>
      <text:p text:style-name="P15"><text:s/>})</text:p>
      <text:list xml:id="list100549341722294" text:continue-numbering="true" text:style-name="L3">
        <text:list-item>
          <text:p text:style-name="P38">find all movies that have a synopsis that contains the word "dwarves" or "hobbit"</text:p>
        </text:list-item>
      </text:list>
      <text:p text:style-name="P16">db.movies.find({</text:p>
      <text:p text:style-name="P16"><text:s text:c="4"/>$text:{$search:'dwarves hobbit'}</text:p>
      <text:p text:style-name="P16"><text:s/>})</text:p>
      <text:list xml:id="list100548733334447" text:continue-numbering="true" text:style-name="L3">
        <text:list-item>
          <text:p text:style-name="P38">find all movies that have a synopsis that contains the word "gold" and "dragon"</text:p>
        </text:list-item>
      </text:list>
      <text:p text:style-name="P13"><text:tab/><text:span text:style-name="T9">db.movies.find({</text:span></text:p>
      <text:p text:style-name="P17"><text:s text:c="4"/>$text:{$search:' gold dragon'}</text:p>
      <text:p text:style-name="P12"><text:s/><text:tab/>})</text:p>
      <text:p text:style-name="P49"><text:soft-page-break/>Delete Documents</text:p>
      <text:list xml:id="list4195046001667691969" text:style-name="L4">
        <text:list-item>
          <text:p text:style-name="P35">delete the movie "Pee Wee Herman's Big Adventure"</text:p>
        </text:list-item>
      </text:list>
      <text:p text:style-name="P18">db.movies.remove(</text:p>
      <text:p text:style-name="P18"><text:s text:c="3"/>{title:"Pee Wee Herman's Big Adventure"}</text:p>
      <text:p text:style-name="P18"><text:s/>)</text:p>
      <text:list xml:id="list100549893308890" text:continue-numbering="true" text:style-name="L4">
        <text:list-item>
          <text:p text:style-name="P34">delete the movie "Avatar"</text:p>
        </text:list-item>
      </text:list>
      <text:p text:style-name="P18">db.movies.remove(</text:p>
      <text:p text:style-name="P18"><text:s text:c="3"/>{title:"Avatar"}</text:p>
      <text:p text:style-name="P18"><text:s/>)</text:p>
      <text:p text:style-name="P18"/>
      <text:p text:style-name="P18"/>
      <text:p text:style-name="P47">Querying related collections</text:p>
      <text:p text:style-name="P21"/>
      <text:list xml:id="list8074792800760207417" text:style-name="L5">
        <text:list-item>
          <text:p text:style-name="P31">find all users</text:p>
        </text:list-item>
      </text:list>
      <text:p text:style-name="P44">db.getCollection('user').find({},{})</text:p>
      <text:list xml:id="list100548701917486" text:continue-numbering="true" text:style-name="L5">
        <text:list-item>
          <text:p text:style-name="P40">find all posts</text:p>
        </text:list-item>
      </text:list>
      <text:p text:style-name="P42">db.getCollection('post').find({},{})</text:p>
      <text:p text:style-name="P42"/>
      <text:list xml:id="list100548760561105" text:continue-numbering="true" text:style-name="L5">
        <text:list-item>
          <text:p text:style-name="P40">find all posts that was authored by "GoodGuyGreg"</text:p>
        </text:list-item>
      </text:list>
      <text:p text:style-name="P42">db.getCollection('post').find({username:'GoodGuyGreg'},{})</text:p>
      <text:p text:style-name="P42"/>
      <text:list xml:id="list100548734412511" text:continue-numbering="true" text:style-name="L5">
        <text:list-item>
          <text:p text:style-name="P40">find all posts that was authored by "ScumbagSteve"</text:p>
        </text:list-item>
      </text:list>
      <text:p text:style-name="P42">db.getCollection('post').find({username:'ScumbagSteve'},{})</text:p>
      <text:p text:style-name="P42"/>
      <text:list xml:id="list100550273114688" text:continue-numbering="true" text:style-name="L5">
        <text:list-item>
          <text:p text:style-name="P40">find all comments</text:p>
        </text:list-item>
      </text:list>
      <text:p text:style-name="P42">db.getCollection('comments').find({},{})</text:p>
      <text:p text:style-name="P42"/>
      <text:list xml:id="list100548621077972" text:continue-numbering="true" text:style-name="L5">
        <text:list-item>
          <text:p text:style-name="P40"><text:soft-page-break/>find all comments that was authored by "GoodGuyGreg"</text:p>
        </text:list-item>
      </text:list>
      <text:p text:style-name="P42">db.getCollection('comments').find({username:'GoodGuyGreg'},{})</text:p>
      <text:p text:style-name="P42"/>
      <text:list xml:id="list100549553848179" text:continue-numbering="true" text:style-name="L5">
        <text:list-item>
          <text:p text:style-name="P40">find all comments that was authored by "ScumbagSteve"</text:p>
        </text:list-item>
      </text:list>
      <text:p text:style-name="P42">db.getCollection('comments').find({username:'ScumbagSteve'},{})</text:p>
      <text:p text:style-name="P42"/>
      <text:list xml:id="list100548890971576" text:continue-numbering="true" text:style-name="L5">
        <text:list-item>
          <text:p text:style-name="P40">find all comments belonging to the post "Reports a bug in your code"</text:p>
        </text:list-item>
      </text:list>
      <text:p text:style-name="P41"><text:tab/><text:span text:style-name="T10">var pid = db.posts.findOne({title:'Reports a bug in your code'},{_id:1})</text:span></text:p>
      <text:p text:style-name="P41"><text:span text:style-name="T10"/></text:p>
      <text:p text:style-name="P43">db.comments.find(</text:p>
      <text:p text:style-name="P43">{</text:p>
      <text:p text:style-name="P43"><text:s text:c="4"/>post:pid._id</text:p>
      <text:p text:style-name="P43">},</text:p>
      <text:p text:style-name="P43">{}</text:p>
      <text:p text:style-name="P43">)</text:p>
      <text:p text:style-name="P21"/>
      <text:p text:style-name="P18"/>
      <text:p text:style-name="P12"/>
      <text:p text:style-name="P23"/>
      <text:p text:style-name="P4"/>
      <text:p text:style-name="P2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30T10:05:32.455770075</dc:date>
    <meta:editing-duration>PT3H30M24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8" meta:paragraph-count="158" meta:word-count="653" meta:character-count="4483" meta:non-whitespace-character-count="3858"/>
  </office:meta>
</office:document-meta>
</file>